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1.99" calcext:value-type="float">
            <text:p>11.99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1.99" calcext:value-type="float">
            <text:p>11.99</text:p>
          </table:table-cell>
          <table:table-cell office:value-type="string" calcext:value-type="string">
            <text:p>https://www.amazon.com/gp/product/B072BL2VX1/ref=ox_sc_act_image_1?smid=A2WWHQ25ENKVJ1&amp;psc=1</text:p>
          </table:table-cell>
          <table:table-cell office:value-type="string" calcext:value-type="string">
            <text:p>getting a variety for testing</text:p>
          </table:table-cell>
        </table:table-row>
        <table:table-row table:style-name="ro1">
          <table:table-cell office:value-type="string" calcext:value-type="string">
            <text:p>Protoboards</text:p>
          </table:table-cell>
          <table:table-cell office:value-type="float" office:value="11.99" calcext:value-type="float">
            <text:p>11.99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1.99" calcext:value-type="float">
            <text:p>11.99</text:p>
          </table:table-cell>
          <table:table-cell office:value-type="string" calcext:value-type="string">
            <text:p>https://www.amazon.com/gp/product/B07FFDFLZ3/ref=ox_sc_act_image_2?smid=A5JFCS1U77T7W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.99" calcext:value-type="float">
            <text:p>6.99</text:p>
          </table:table-cell>
          <table:table-cell office:value-type="string" calcext:value-type="string">
            <text:p>https://www.amazon.com/gp/product/B071Y7SMVQ/ref=ox_sc_act_title_10?smid=AUWUPD6GQSCM9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rduino nano 3 pack</text:p>
          </table:table-cell>
          <table:table-cell office:value-type="float" office:value="13.99" calcext:value-type="float">
            <text:p>13.99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3.99" calcext:value-type="float">
            <text:p>13.99</text:p>
          </table:table-cell>
          <table:table-cell office:value-type="string" calcext:value-type="string">
            <text:p>https://www.amazon.com/gp/product/B07G99NNXL/ref=ox_sc_act_title_11?smid=A15IQBE9R3BCI4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umper cables</text:p>
          </table:table-cell>
          <table:table-cell office:value-type="float" office:value="5.99" calcext:value-type="float">
            <text:p>5.99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.99" calcext:value-type="float">
            <text:p>5.99</text:p>
          </table:table-cell>
          <table:table-cell office:value-type="string" calcext:value-type="string">
            <text:p>https://www.amazon.com/gp/product/B07GD2BWPY/ref=ox_sc_act_title_14?smid=A3S1JN3RP90N86&amp;psc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LDC Outrunner</text:p>
          </table:table-cell>
          <table:table-cell office:value-type="float" office:value="10.68" calcext:value-type="float">
            <text:p>10.68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21.36" calcext:value-type="float">
            <text:p>21.36</text:p>
          </table:table-cell>
          <table:table-cell office:value-type="string" calcext:value-type="string">
            <text:p>https://hobbyking.com/en_us/brushless-motor-d2826-2000kv-turnigy.html?queryID=2a0abd7d8fe39e7f31020a809d3975e0&amp;objectID=59949&amp;indexName=hbk_live_products_analytic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16.49" calcext:value-type="float">
            <text:p>16.49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2.98" calcext:value-type="float">
            <text:p>32.98</text:p>
          </table:table-cell>
          <table:table-cell office:value-type="string" calcext:value-type="string">
            <text:p>https://www.amazon.com/RC-Brushless-Electric-Controller-bullet/dp/B071GRSFBD/ref=sr_1_1_sspa?dchild=1&amp;keywords=30a+esc&amp;qid=1629388680&amp;sr=8-1-spons&amp;psc=1&amp;spLa=ZW5jcnlwdGVkUXVhbGlmaWVyPUFRTFA2U0MxT0Y3RTQmZW5jcnlwdGVkSWQ9QTAzMDQxMjI4SUUyWk9HS1FWUzgmZW5jcnlwdGVkQWRJZD1BMDIzODU5NjIwWE5NTVkxVEpUUkomd2lkZ2V0TmFtZT1zcF9hdGYmYWN0aW9uPWNsaWNrUmVkaXJlY3QmZG9Ob3RMb2dDbGljaz10cnVl</text:p>
          </table:table-cell>
          <table:table-cell office:value-type="string" calcext:value-type="string">
            <text:p>30A UBEC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25.89" calcext:value-type="float">
            <text:p>25.89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51.78" calcext:value-type="float">
            <text:p>51.78</text:p>
          </table:table-cell>
          <table:table-cell office:value-type="string" calcext:value-type="string">
            <text:p>https://hobbyking.com/en_us/trackstar-ts-500hd-analog-metal-gear-racing-servo-27-3kg-0-22sec-188g.html?queryID=5d5945d70a62101326ca604b3f524f1e&amp;objectID=41772&amp;indexName=hbk_live_products_analytic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IPO battery</text:p>
          </table:table-cell>
          <table:table-cell office:value-type="float" office:value="26.97" calcext:value-type="float">
            <text:p>26.97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6.97" calcext:value-type="float">
            <text:p>26.97</text:p>
          </table:table-cell>
          <table:table-cell office:value-type="string" calcext:value-type="string">
            <text:p>https://www.amazon.com/KERO-Battery-4500mAh-HardCase-Airplane%EF%BC%882/dp/B08FZWZV56/ref=sr_1_6?dchild=1&amp;keywords=25c+7.4v+lipo&amp;qid=1629390605&amp;sr=8-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TG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1.99" calcext:value-type="float">
            <text:p>21.99</text:p>
          </table:table-cell>
          <table:table-cell office:value-type="string" calcext:value-type="string">
            <text:p>https://www.amazon.com/OVERTURE-Filament-Consumables-Dimensional-Accuracy/dp/B07PGYHYV8/ref=sr_1_1_sspa?dchild=1&amp;keywords=PETG+filament&amp;qid=1629388862&amp;sr=8-1-spons&amp;psc=1&amp;spLa=ZW5jcnlwdGVkUXVhbGlmaWVyPUExTzlRUlRSU1pKWk0wJmVuY3J5cHRlZElkPUEwNzEyNzk3MzVKVEFWVk1LTjhYQiZlbmNyeXB0ZWRBZElkPUEwMTI0MjU2MTFMMlBHRTg4Q1JRUSZ3aWRnZXROYW1lPXNwX2F0ZiZhY3Rpb249Y2xpY2tSZWRpcmVjdCZkb05vdExvZ0NsaWNrPXRydWU=</text:p>
          </table:table-cell>
          <table:table-cell office:value-type="string" calcext:value-type="string">
            <text:p>Nylon can also work. Frame doesn’t need to be metal yet; just the gyro disks</text:p>
          </table:table-cell>
        </table:table-row>
        <table:table-row table:style-name="ro1">
          <table:table-cell office:value-type="string" calcext:value-type="string">
            <text:p>steel disk</text:p>
          </table:table-cell>
          <table:table-cell office:value-type="float" office:value="4.54" calcext:value-type="float">
            <text:p>4.54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9.08" calcext:value-type="float">
            <text:p>9.08</text:p>
          </table:table-cell>
          <table:table-cell office:value-type="string" calcext:value-type="string">
            <text:p>https://www.mcmaster.com/7786T211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float" office:value="7.17" calcext:value-type="float">
            <text:p>7.17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4.34" calcext:value-type="float">
            <text:p>14.34</text:p>
          </table:table-cell>
          <table:table-cell office:value-type="string" calcext:value-type="string">
            <text:p>https://www.mcmaster.com/7804K104/</text:p>
          </table:table-cell>
          <table:table-cell office:value-type="string" calcext:value-type="string">
            <text:p>Note: out of stock: can get <text:a xlink:href="https://www.mcmaster.com/7487n49/" xlink:type="simple">https://www.mcmaster.com/7487n49/</text:a> instead for prototyping purposes</text:p>
          </table:table-cell>
        </table:table-row>
        <table:table-row table:style-name="ro1">
          <table:table-cell office:value-type="string" calcext:value-type="string">
            <text:p>LIPO battery charger</text:p>
          </table:table-cell>
          <table:table-cell office:value-type="float" office:value="13.99" calcext:value-type="float">
            <text:p>13.99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13.99" calcext:value-type="float">
            <text:p>13.99</text:p>
          </table:table-cell>
          <table:table-cell office:value-type="string" calcext:value-type="string">
            <text:p>https://www.amazon.com/gp/product/B073WSDCZM/ref=ox_sc_act_title_1?smid=A37CV9SV3XB6BD&amp;psc=1</text:p>
          </table:table-cell>
          <table:table-cell office:value-type="string" calcext:value-type="string">
            <text:p>2S compatible</text:p>
          </table:table-cell>
        </table:table-row>
        <table:table-row table:style-name="ro1">
          <table:table-cell office:value-type="string" calcext:value-type="string">
            <text:p>Fuse protection for arduino micro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9.99" calcext:value-type="float">
            <text:p>9.99</text:p>
          </table:table-cell>
          <table:table-cell office:value-type="string" calcext:value-type="string">
            <text:p>https://www.amazon.com/UCTRONICS-Values-Fast-blow-Assorted-Plastic/dp/B01M63P756/ref=sr_1_10?dchild=1&amp;keywords=350+milliamp+through+hole+resettable+fuse&amp;qid=1629387721&amp;sr=8-10</text:p>
          </table:table-cell>
          <table:table-cell office:value-type="string" calcext:value-type="string">
            <text:p>Need 300 or 350 milliamp fuses in the future; getting a variety for testing. 0.25A should work fine</text:p>
          </table:table-cell>
        </table:table-row>
        <table:table-row table:style-name="ro1">
          <table:table-cell office:value-type="string" calcext:value-type="string">
            <text:p>Power distribution/battery plugs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8.99" calcext:value-type="float">
            <text:p>8.99</text:p>
          </table:table-cell>
          <table:table-cell office:value-type="string" calcext:value-type="string">
            <text:p>https://www.amazon.com/gp/product/B08H8GR53G/ref=ox_sc_act_title_5?smid=A3M3XLEB8UBM5Y&amp;psc=1</text:p>
          </table:table-cell>
          <table:table-cell office:value-type="string" calcext:value-type="string">
            <text:p>This just makes things easier. Any quadcopter power distribution board should do fi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6])" office:value-type="float" office:value="262.42" calcext:value-type="float">
            <text:p>262.4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Note: once design finalized, can source parts accordingly and the price will come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e: assuming we have solder/soldering iron available to assem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so assuming a 3d printer is available to print the parts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1:10:05.366441303</meta:creation-date>
    <meta:generator>LibreOffice/6.0.7.3$Linux_X86_64 LibreOffice_project/00m0$Build-3</meta:generator>
    <dc:date>2021-08-19T14:28:42.084639173</dc:date>
    <meta:editing-duration>PT1H11M39S</meta:editing-duration>
    <meta:editing-cycles>4</meta:editing-cycles>
    <meta:document-statistic meta:table-count="1" meta:cell-count="230" meta:object-count="0"/>
  </office:meta>
</office:document-meta>
</file>